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6053867" text:style-name="L1">
        <text:list-item>
          <text:p text:style-name="P2">RJ IGVC 2010</text:p>
          <text:list>
            <text:list-item>
              <text:p text:style-name="P2">Abstract</text:p>
              <text:list>
                <text:list-item>
                  <text:p text:style-name="P2">new base</text:p>
                </text:list-item>
                <text:list-item>
                  <text:p text:style-name="P2">new sensors</text:p>
                </text:list-item>
                <text:list-item>
                  <text:p text:style-name="P2">new driver architecture / modularity</text:p>
                </text:list-item>
              </text:list>
            </text:list-item>
            <text:list-item>
              <text:p text:style-name="P2">Hardware</text:p>
              <text:list>
                <text:list-item>
                  <text:p text:style-name="P2">Decision for 4wd</text:p>
                </text:list-item>
                <text:list-item>
                  <text:p text:style-name="P2">new base features</text:p>
                  <text:list>
                    <text:list-item>
                      <text:p text:style-name="P2">water proof</text:p>
                    </text:list-item>
                    <text:list-item>
                      <text:p text:style-name="P2">ramp</text:p>
                    </text:list-item>
                  </text:list>
                </text:list-item>
              </text:list>
            </text:list-item>
            <text:list-item>
              <text:p text:style-name="P2">Software</text:p>
              <text:list>
                <text:list-item>
                  <text:p text:style-name="P2">Overall Architecture</text:p>
                </text:list-item>
                <text:list-item>
                  <text:p text:style-name="P2">Driver Modularity</text:p>
                  <text:list>
                    <text:list-item>
                      <text:p text:style-name="P2">Driver architecture makes it simpler to add new drivers</text:p>
                    </text:list-item>
                  </text:list>
                </text:list-item>
                <text:list-item>
                  <text:p text:style-name="P2">Vision</text:p>
                  <text:list>
                    <text:list-item>
                      <text:p text:style-name="P2">obstacle recognition</text:p>
                    </text:list-item>
                  </text:list>
                </text:list-item>
                <text:list-item>
                  <text:p text:style-name="P2">Mapmaking</text:p>
                </text:list-item>
                <text:list-item>
                  <text:p text:style-name="P2">LIDAR Input</text:p>
                </text:list-item>
              </text:list>
            </text:list-item>
            <text:list-item>
              <text:p text:style-name="P2">Electronics</text:p>
              <text:list>
                <text:list-item>
                  <text:p text:style-name="P2">Laptop</text:p>
                </text:list-item>
                <text:list-item>
                  <text:p text:style-name="P2">MCU</text:p>
                  <text:list>
                    <text:list-item>
                      <text:p text:style-name="P2">Arduino</text:p>
                    </text:list-item>
                  </text:list>
                </text:list-item>
                <text:list-item>
                  <text:p text:style-name="P2">Sensors</text:p>
                  <text:list>
                    <text:list-item>
                      <text:p text:style-name="P2">quadrature wheel encoder</text:p>
                    </text:list-item>
                    <text:list-item>
                      <text:p text:style-name="P2">LIDAR</text:p>
                    </text:list-item>
                    <text:list-item>
                      <text:p text:style-name="P2">Camera</text:p>
                    </text:list-item>
                  </text:list>
                </text:list-item>
              </text:list>
            </text:list-item>
            <text:list-item>
              <text:p text:style-name="P2">Predicted Performance</text:p>
              <text:list>
                <text:list-item>
                  <text:p text:style-name="P2">Barrels</text:p>
                </text:list-item>
                <text:list-item>
                  <text:p text:style-name="P2">Switchbacks</text:p>
                </text:list-item>
                <text:list-item>
                  <text:p text:style-name="P2">Ramps</text:p>
                </text:list-item>
              </text:list>
            </text:list-item>
            <text:list-item>
              <text:p text:style-name="P2">Appendixes</text:p>
              <text:list>
                <text:list-item>
                  <text:p text:style-name="P2">BOM / Cost overview</text:p>
                </text:list-item>
                <text:list-item>
                  <text:p text:style-name="P2">Images</text:p>
                </text:list-item>
              </text:list>
            </text:list-item>
          </text:list>
        </text:list-item>
      </text:list>
      <text:p text:style-name="Standard"/>
      <text:p text:style-name="P1">Abstract</text:p>
      <text:p text:style-name="Standard"/>
      <text:p text:style-name="Standard">For the 2010 IGVC team competition, the Georgia Tech Robojackets IGVC team has designed a new mechanical base with new sensors, and made major changes to the software architecture. Moving to a for wheel drive vehicle should improve stability on the ramp, while still providing sufficient maneuverability in the rest of the course. The addition of a LIDAR system should improve out ability to detect obstacles and ramps. A new modular driver architecture decreases code complexity and improves code reuse, making it easier and faster to add software support for new electronic hardware.</text:p>
      <text:p text:style-name="Standard"/>
      <text:p text:style-name="Standard">Overall Design</text:p>
      <text:p text:style-name="Standard"/>
      <text:p text:style-name="Standard"><text:tab/>The new robot for 2010 is a refinement of our previous design following several years of competition with a the same mechanical base. This years robot is a four wheel drive base, with a rear mounted camera mast and forward and rear looking LIDAR.</text:p>
      <text:p text:style-name="Standard"/>
      <text:p text:style-name="Standard"><text:tab/>In previous years, we entered a two wheel drive robot with a ball caster pivot. While this design is highly maneuverable, and has a small turning radius for its size, it is very difficult to control when going down ramps. Moving to a four wheel drive robot should provide adequate stability when going up and down ramps. By decreasing the robots width slightly, we hope to keep an adequate amount of maneuverability.</text:p>
      <text:p text:style-name="Standard"/>
      <text:p text:style-name="Standard"><text:tab/>Both vision and forward and rear LIDAR systems are the primary sensors for this robot. Wheel encoders also provide velocity feedback. This is an improvement over our previous design that only had vision.</text:p>
      <text:p text:style-name="Standard"/>
      <text:p text:style-name="Standard">Mechanical</text:p>
      <text:p text:style-name="Standard"/>
      <text:p text:style-name="Standard"><text:tab/>This years competition marks the first time in three years that the Georgia Tech team has submitted a new mechanical base. With a mature software stack, we have decided it is time to fix some of the limitations of out previous hardware, such as poor ramp performance and wasted interal bay space.</text:p>
      <text:p text:style-name="Standard"/>
      <text:p text:style-name="Standard"><text:tab/>The most noticeable change is the removal of the ball caster. While the ball caster was very good for maneuverability, it caused to robot to form an inverse pendulum when descending ramps. This proved difficult to control, so the new base is a four wheel drive skid steer vehicle. This should allow for increase controllability on the ramp.</text:p>
      <text:p text:style-name="Standard"/>
      <text:p text:style-name="Standard"><text:tab/>As this robot has more secondary electronics than in previous years, designated zones for power and control electronics have been created, each with their own electronics tower. This should allow for easy maintenance and reprogramming, as we can individually remove an electronics stack from the robot, and take it to a electronics work bench without moving the mechanical base. Each of the control stacks have their own usb hub, which all boards in the stack feed into, allowing for a single connection from stack to laptop, rather than 3 or six individual connections.</text:p>
      <text:p text:style-name="Standard"/>
      <text:p text:style-name="Standard">Electrical</text:p>
      <text:p text:style-name="Standard"/>
      <text:p text:style-name="Standard"><text:tab/>The electrical system in the 2010 robot is an incremental upgrade to the electrical system featured in the previous robot. The electrical system can be broken into three parts: drive electronics, data acquisition / command electronics, and sensors. We use six arduino ATMega168 microcontrollers <text:soft-page-break/>as command and data acquisition boards, as well as 4 OSMC motor controllers and a laptop. This year also features the introduction of our first in house arduino shield, an opto-isolater board designed for controlling an OSMC. We also have a custom fpga board for data acquisition from the LIDAR.</text:p>
      <text:p text:style-name="Standard"/>
      <text:p text:style-name="Standard"><text:tab/>Four Open Source Motor Controller H-bridges are used to control the motors. These boards are rated for high current operation in excess of the installed motors stall current, which should make them highly reliable. The OSMC boards takes an input PWM signal and direction signal from our custom opto-isolated motor controller arduino shield, and outputs a high current PWM signal to the motors.</text:p>
      <text:p text:style-name="Standard"/>
      <text:p text:style-name="Standard"><text:tab/>The arduino and fpga serve as the intermediate controller between most of the sensors and the laptop. Four arduinos sit between the laptop and the wheel encoders, and count the quadrature ticks from the encoders and provide odometry and velocity information to the laptop over usb. The FPGA board serves to convert the non-standard serial output of the LIDAR to a format sendable over usb that the laptop can more easily process.</text:p>
      <text:p text:style-name="Standard"/>
      <text:p text:style-name="Standard">Software</text:p>
      <text:p text:style-name="Standard"/>
      <text:p text:style-name="Standard"><text:tab/>Software on our robot can be split between microcontroller firmware for data acquisition and control, and laptop side processing. Extensive use of open source libraries such as OpenCV and arduino/wiring allow for reduced code complexity and an easier entry point for new members.</text:p>
      <text:p text:style-name="Standard"/>
      <text:p text:style-name="Standard">Predicted Performance</text:p>
      <text:p text:style-name="Standard"/>
      <text:p text:style-name="Standard">BOM 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b Schloss</meta:initial-creator>
    <meta:creation-date>2010-05-09T15:10:33</meta:creation-date>
    <dc:date>2010-05-11T15:25:04</dc:date>
    <dc:creator>Jacob Schloss</dc:creator>
    <meta:editing-duration>PT04H16M00S</meta:editing-duration>
    <meta:editing-cycles>42</meta:editing-cycles>
    <meta:generator>OpenOffice.org/3.2$Unix OpenOffice.org_project/320m12$Build-9483</meta:generator>
    <meta:document-statistic meta:table-count="0" meta:image-count="0" meta:object-count="0" meta:page-count="3" meta:paragraph-count="51" meta:word-count="824" meta:character-count="4898"/>
  </office:meta>
</office:document-meta>
</file>